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4cb" officeooo:paragraph-rsid="00159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shya rag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51:43.934503740</meta:creation-date>
    <dc:date>2020-01-28T11:53:05.813047475</dc:date>
    <meta:editing-duration>PT1M2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